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DejaVu Sans Mono" svg:font-family="'DejaVu Sans Mono'"/>
    <style:font-face style:name="Lohit Devanagari1" svg:font-family="'Lohit Devanagari'"/>
    <style:font-face style:name="Times New Roman1" svg:font-family="'Times New Roman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2132in" fo:margin-left="2.4799in" fo:margin-right="0in" table:align="margins"/>
    </style:style>
    <style:style style:name="Table1.A" style:family="table-column">
      <style:table-column-properties style:column-width="2.3104in" style:rel-column-width="35937*"/>
    </style:style>
    <style:style style:name="Table1.B" style:family="table-column">
      <style:table-column-properties style:column-width="1.9028in" style:rel-column-width="29598*"/>
    </style:style>
    <style:style style:name="Table1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officeooo:paragraph-rsid="00028c8b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028c8b" officeooo:paragraph-rsid="00028c8b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font-weight="normal" officeooo:rsid="00075764" officeooo:paragraph-rsid="00075764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weight="normal" officeooo:rsid="00075764" officeooo:paragraph-rsid="00075764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9649d" officeooo:paragraph-rsid="0008c704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paragraph-rsid="00028c8b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028c8b" officeooo:paragraph-rsid="00028c8b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045bb6" officeooo:paragraph-rsid="00045bb6" style:font-size-asian="18pt" style:font-weight-asian="bold" style:font-size-complex="18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fo:font-size="18pt" fo:font-weight="bold" officeooo:rsid="00045bb6" officeooo:paragraph-rsid="00045bb6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officeooo:rsid="0005d453" officeooo:paragraph-rsid="0005d453" style:font-size-asian="15.75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officeooo:rsid="00075764" officeooo:paragraph-rsid="00075764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officeooo:rsid="0015de46" officeooo:paragraph-rsid="0015de46" style:font-size-asian="15.75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5d453" officeooo:paragraph-rsid="0005d45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075764" officeooo:paragraph-rsid="000b018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2pt" fo:font-weight="bold" officeooo:rsid="00075764" officeooo:paragraph-rsid="00075764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font-size="18pt" officeooo:rsid="00028c8b" officeooo:paragraph-rsid="00028c8b" style:font-size-asian="18pt" style:font-size-complex="18pt"/>
    </style:style>
    <style:style style:name="P17" style:family="paragraph" style:parent-style-name="Table_20_Contents">
      <style:paragraph-properties fo:text-align="start" style:justify-single-word="false"/>
      <style:text-properties fo:font-size="18pt" officeooo:rsid="00028c8b" officeooo:paragraph-rsid="00028c8b" style:font-size-asian="18pt" style:font-size-complex="18pt"/>
    </style:style>
    <style:style style:name="P18" style:family="paragraph" style:parent-style-name="Table_20_Contents">
      <style:paragraph-properties fo:text-align="end" style:justify-single-word="false"/>
      <style:text-properties fo:font-size="18pt" style:font-size-asian="18pt" style:font-size-complex="18pt"/>
    </style:style>
    <style:style style:name="P19" style:family="paragraph" style:parent-style-name="Table_20_Contents">
      <style:paragraph-properties fo:text-align="start" style:justify-single-word="false"/>
      <style:text-properties fo:font-size="18pt" style:font-size-asian="18pt" style:font-size-complex="18pt"/>
    </style:style>
    <style:style style:name="P20" style:family="paragraph" style:parent-style-name="Table_20_Contents">
      <style:paragraph-properties fo:text-align="start" style:justify-single-word="false"/>
      <style:text-properties fo:font-size="18pt" officeooo:rsid="000eac08" officeooo:paragraph-rsid="000eac08" style:font-size-asian="18pt" style:font-size-complex="18pt"/>
    </style:style>
    <style:style style:name="P21" style:family="paragraph" style:parent-style-name="Normal_20__28_Web_29_">
      <style:paragraph-properties fo:margin-top="0in" fo:margin-bottom="0in" loext:contextual-spacing="false" fo:line-height="115%" fo:text-align="justify" style:justify-single-word="false"/>
      <style:text-properties style:font-name="Liberation Serif" fo:font-size="14pt" fo:font-weight="normal" officeooo:rsid="00045bb6" officeooo:paragraph-rsid="001079e4" style:font-size-asian="14pt" style:font-weight-asian="normal" style:font-size-complex="14pt" style:font-weight-complex="normal"/>
    </style:style>
    <style:style style:name="P22" style:family="paragraph" style:parent-style-name="Normal_20__28_Web_29_">
      <style:paragraph-properties fo:margin-top="0in" fo:margin-bottom="0in" loext:contextual-spacing="false" fo:line-height="115%" fo:text-align="justify" style:justify-single-word="false"/>
      <style:text-properties fo:color="#000000" style:font-name="Liberation Serif" fo:font-size="14pt" fo:font-weight="normal" officeooo:rsid="00045bb6" officeooo:paragraph-rsid="001079e4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 style:vertical-align="middle"/>
      <style:text-properties fo:color="#000000" style:font-name="Calibri" fo:font-size="12pt" fo:font-weight="normal" officeooo:rsid="001079e4" officeooo:paragraph-rsid="001079e4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4pt" fo:font-weight="normal" officeooo:rsid="001cab44" officeooo:paragraph-rsid="001cab44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1cab44" officeooo:paragraph-rsid="001cab44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1d7bd5" officeooo:paragraph-rsid="001d7bd5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4pt" fo:font-weight="normal" officeooo:rsid="00075764" officeooo:paragraph-rsid="00075764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4pt" officeooo:paragraph-rsid="001e1c83"/>
    </style:style>
    <style:style style:name="P29" style:family="paragraph" style:parent-style-name="Standard">
      <style:text-properties style:font-name="Liberation Serif" fo:font-size="14pt" officeooo:paragraph-rsid="001cab44" style:font-size-asian="14pt" style:font-size-complex="14pt"/>
    </style:style>
    <style:style style:name="P30" style:family="paragraph" style:parent-style-name="Standard">
      <style:paragraph-properties fo:text-align="justify" style:justify-single-word="false"/>
      <style:text-properties fo:font-size="12pt" fo:font-weight="normal" officeooo:rsid="0018d550" officeooo:paragraph-rsid="0005d453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09649d" officeooo:paragraph-rsid="0009649d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fo:font-weight="normal" officeooo:rsid="0015de46" officeooo:paragraph-rsid="0015de46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2pt" fo:font-weight="bold" officeooo:rsid="0015de46" officeooo:paragraph-rsid="0015de46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8pt" fo:font-weight="bold" officeooo:rsid="00075764" officeooo:paragraph-rsid="00075764" style:font-size-asian="15.75pt" style:font-weight-asian="bold" style:font-size-complex="18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8pt" fo:font-weight="bold" officeooo:rsid="001cab44" officeooo:paragraph-rsid="001cab44" style:font-size-asian="15.75pt" style:font-weight-asian="bold" style:font-size-complex="18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18pt" fo:font-weight="bold" officeooo:rsid="001d7bd5" officeooo:paragraph-rsid="001d7bd5" style:font-size-asian="15.75pt" style:font-weight-asian="bold" style:font-size-complex="18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8pt" fo:font-weight="bold" officeooo:rsid="0015de46" officeooo:paragraph-rsid="00075764" style:font-size-asian="15.75pt" style:font-weight-asian="bold" style:font-size-complex="18pt" style:font-weight-complex="bold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 style:vertical-align="middle"/>
      <style:text-properties fo:color="#000000" style:font-name="Liberation Serif" fo:font-size="14pt" fo:font-weight="normal" officeooo:rsid="001079e4" officeooo:paragraph-rsid="001cab44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39" style:family="paragraph" style:parent-style-name="Normal_20__28_Web_29_">
      <style:paragraph-properties fo:margin-top="0in" fo:margin-bottom="0in" loext:contextual-spacing="false" fo:line-height="115%" fo:text-align="justify" style:justify-single-word="false"/>
      <style:text-properties officeooo:paragraph-rsid="001cab44"/>
    </style:style>
    <style:style style:name="P40" style:family="paragraph" style:parent-style-name="Normal_20__28_Web_29_">
      <style:paragraph-properties fo:margin-top="0in" fo:margin-bottom="0in" loext:contextual-spacing="false" fo:line-height="115%" fo:text-align="justify" style:justify-single-word="false"/>
      <style:text-properties style:font-name="Liberation Serif" fo:font-size="14pt" officeooo:paragraph-rsid="001cab44" style:font-size-asian="14pt" style:font-size-complex="14pt"/>
    </style:style>
    <style:style style:name="P41" style:family="paragraph" style:parent-style-name="List_20_Paragraph" style:list-style-name="WWNum37">
      <style:text-properties style:font-name="Liberation Serif" fo:font-size="14pt" officeooo:paragraph-rsid="001cab44" style:font-size-asian="14pt" style:font-size-complex="14pt"/>
    </style:style>
    <style:style style:name="P42" style:family="paragraph" style:parent-style-name="List_20_Paragraph" style:list-style-name="WWNum38">
      <style:text-properties style:font-name="Liberation Serif" fo:font-size="14pt" officeooo:paragraph-rsid="001cab44" style:font-size-asian="14pt" style:font-size-complex="14pt"/>
    </style:style>
    <style:style style:name="T1" style:family="text">
      <style:text-properties officeooo:rsid="000eac08"/>
    </style:style>
    <style:style style:name="T2" style:family="text">
      <style:text-properties officeooo:rsid="001079e4"/>
    </style:style>
    <style:style style:name="T3" style:family="text">
      <style:text-properties fo:color="#000000"/>
    </style:style>
    <style:style style:name="T4" style:family="text">
      <style:text-properties fo:color="#000000" style:font-name="Calibri" fo:font-size="11pt" style:font-size-asian="11pt" style:font-size-complex="11pt"/>
    </style:style>
    <style:style style:name="T5" style:family="text">
      <style:text-properties fo:color="#000000" officeooo:rsid="001079e4"/>
    </style:style>
    <style:style style:name="T6" style:family="text">
      <style:text-properties fo:color="#000000" style:font-name="Liberation Serif" fo:font-size="14pt" style:font-size-asian="14pt" style:language-asian="ru" style:country-asian="RU" style:font-size-complex="14pt"/>
    </style:style>
    <style:style style:name="T7" style:family="text">
      <style:text-properties fo:color="#000000" style:font-name="Liberation Serif" style:font-size-asian="14pt" style:font-size-complex="14pt"/>
    </style:style>
    <style:style style:name="T8" style:family="text">
      <style:text-properties fo:color="#000000" officeooo:rsid="001cab44"/>
    </style:style>
    <style:style style:name="T9" style:family="text">
      <style:text-properties officeooo:rsid="001351d8"/>
    </style:style>
    <style:style style:name="T10" style:family="text">
      <style:text-properties officeooo:rsid="0014b97a"/>
    </style:style>
    <style:style style:name="T11" style:family="text">
      <style:text-properties fo:font-variant="normal" fo:text-transform="none" fo:color="#000000" fo:letter-spacing="normal" fo:font-style="normal" fo:font-weight="normal" style:font-name-asian="Times New Roman2" style:language-asian="ru" style:country-asian="RU" style:font-name-complex="Times New Roman2"/>
    </style:style>
    <style:style style:name="T12" style:family="text">
      <style:text-properties officeooo:rsid="001a9ce6"/>
    </style:style>
    <style:style style:name="T13" style:family="text">
      <style:text-properties style:language-asian="ru" style:country-asian="RU"/>
    </style:style>
    <style:style style:name="T14" style:family="text">
      <style:text-properties fo:language="en" fo:country="US" style:language-asian="ru" style:country-asian="RU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officeooo:rsid="001cab44"/>
    </style:style>
    <style:style style:name="T17" style:family="text">
      <style:text-properties style:font-name="Liberation Serif" fo:language="en" fo:country="US" officeooo:rsid="001cab44"/>
    </style:style>
    <style:style style:name="T18" style:family="text">
      <style:text-properties officeooo:rsid="001d7bd5"/>
    </style:style>
    <style:style style:name="T19" style:family="text">
      <style:text-properties fo:font-weight="normal" officeooo:rsid="00075764" style:font-size-asian="12.25pt" style:font-weight-asian="normal" style:font-size-complex="14pt" style:font-weight-complex="normal"/>
    </style:style>
    <style:style style:name="T20" style:family="text">
      <style:text-properties fo:font-weight="normal" officeooo:rsid="001e1c83" style:font-size-asian="12.25pt" style:font-weight-asian="normal" style:font-size-complex="14pt" style:font-weight-complex="normal"/>
    </style:style>
    <style:style style:name="T21" style:family="text">
      <style:text-properties officeooo:rsid="001fa28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сковский Авиационный Институт</text:p>
      <text:p text:style-name="P1">(Национальный Исследовательский Университет)</text:p>
      <text:p text:style-name="P1"/>
      <text:p text:style-name="P1">Факультет информационных технологий и прикладной математики</text:p>
      <text:p text:style-name="P1">Кафедра вычислительной математики и программирования</text:p>
      <text:p text:style-name="P1"/>
      <text:p text:style-name="P1"/>
      <text:p text:style-name="P1"/>
      <text:p text:style-name="P1"/>
      <text:p text:style-name="P6">Лабораторная работа</text:p>
      <text:p text:style-name="P6">по курсу «<text:span text:style-name="T1">Операционные системы</text:span>»</text:p>
      <text:p text:style-name="P6">III Семестр</text:p>
      <text:p text:style-name="P6"/>
      <text:p text:style-name="P7">Задание <text:span text:style-name="T12">5</text:span></text:p>
      <text:p text:style-name="P7">Вариант <text:span text:style-name="T12">10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Студент:</text:p>
          </table:table-cell>
          <table:table-cell table:style-name="Table1.B1" office:value-type="string">
            <text:p text:style-name="P17">Синявский А.В</text:p>
          </table:table-cell>
        </table:table-row>
        <table:table-row>
          <table:table-cell table:style-name="Table1.A5" office:value-type="string">
            <text:p text:style-name="P16">Группа:</text:p>
          </table:table-cell>
          <table:table-cell table:style-name="Table1.B5" office:value-type="string">
            <text:p text:style-name="P17">М80-208Б-18</text:p>
          </table:table-cell>
        </table:table-row>
        <table:table-row>
          <table:table-cell table:style-name="Table1.A5" office:value-type="string">
            <text:p text:style-name="P16">Преподаватель:</text:p>
          </table:table-cell>
          <table:table-cell table:style-name="Table1.B5" office:value-type="string">
            <text:p text:style-name="P20">Миронов Е.С</text:p>
          </table:table-cell>
        </table:table-row>
        <table:table-row>
          <table:table-cell table:style-name="Table1.A5" office:value-type="string">
            <text:p text:style-name="P18"/>
          </table:table-cell>
          <table:table-cell table:style-name="Table1.B5" office:value-type="string">
            <text:p text:style-name="P19"/>
          </table:table-cell>
        </table:table-row>
        <table:table-row>
          <table:table-cell table:style-name="Table1.A5" office:value-type="string">
            <text:p text:style-name="P16">Оценка:</text:p>
          </table:table-cell>
          <table:table-cell table:style-name="Table1.B5" office:value-type="string">
            <text:p text:style-name="P19"/>
          </table:table-cell>
        </table:table-row>
        <table:table-row>
          <table:table-cell table:style-name="Table1.A6" office:value-type="string">
            <text:p text:style-name="P16">Дата:</text:p>
          </table:table-cell>
          <table:table-cell table:style-name="Table1.B6" office:value-type="string">
            <text:p text:style-name="P19"/>
          </table:table-cell>
        </table:table-row>
      </table:table>
      <text:p text:style-name="P7"/>
      <text:p text:style-name="P7"/>
      <text:p text:style-name="P7"/>
      <text:p text:style-name="P2">Москва 2019</text:p>
      <text:p text:style-name="P2"/>
      <text:p text:style-name="P9"><text:soft-page-break/>1. <text:span text:style-name="T2">Описание задания</text:span></text:p>
      <text:p text:style-name="P39"><text:span text:style-name="T4"><text:tab/></text:span><text:span text:style-name="T6">Требуется создать динамическую библиотеку, которая реализует определенный функционал. Далее использовать данную библиотеку 2-мя способами:</text:span></text:p>
      <text:list xml:id="list2040767952" text:style-name="WWNum37">
        <text:list-item>
          <text:p text:style-name="P41"><text:span text:style-name="T13">Во время компиляции (на этапе «линковки»/</text:span><text:span text:style-name="T14">linking</text:span><text:span text:style-name="T13">)</text:span></text:p>
        </text:list-item>
        <text:list-item>
          <text:p text:style-name="P41"><text:span text:style-name="T13">Во время исполнения программы, подгрузив библиотеку в память с помощью системных вызовов</text:span></text:p>
        </text:list-item>
      </text:list>
      <text:p text:style-name="P29"><text:span text:style-name="T13">В конечном итоге, программа должна состоять из следующих частей:</text:span></text:p>
      <text:list xml:id="list1628778537" text:style-name="WWNum38">
        <text:list-item>
          <text:p text:style-name="P42"><text:span text:style-name="T13">Динамическая библиотека, реализующая заданных вариантом интерфейс;</text:span></text:p>
        </text:list-item>
        <text:list-item>
          <text:p text:style-name="P42"><text:span text:style-name="T13">Тестовая программа, которая используют библиотеку, используя знания полученные на этапе компиляции;</text:span></text:p>
        </text:list-item>
        <text:list-item>
          <text:p text:style-name="P42"><text:span text:style-name="T13">Тестовая программа, которая использует библиотеку, используя только местоположение динамической библиотеки и ее интерфейс.</text:span></text:p>
        </text:list-item>
      </text:list>
      <text:p text:style-name="P40"><text:span text:style-name="T11">Провести анализ между обоими типами использования библиотеки.</text:span></text:p>
      <text:p text:style-name="P22"/>
      <text:p text:style-name="P21"><text:span text:style-name="T3"><text:tab/><text:tab/></text:span><text:span text:style-name="T5">Вариант </text:span><text:span text:style-name="T8">10</text:span><text:span text:style-name="T5">:</text:span></text:p>
      <text:p text:style-name="P38"><text:tab/><text:span text:style-name="T15">Работа с деком, </text:span><text:span text:style-name="T16">тип данных в</text:span><text:span text:style-name="T17">ещественный </text:span><text:span text:style-name="T16">64-битный</text:span></text:p>
      <text:p text:style-name="P23"/>
      <text:p text:style-name="P8"/>
      <text:p text:style-name="P13"/>
      <text:p text:style-name="P13"/>
      <text:p text:style-name="P13"/>
      <text:p text:style-name="P13"/>
      <text:p text:style-name="P10">2. <text:span text:style-name="T2">Код программы</text:span></text:p>
      <text:p text:style-name="P30"/>
      <text:p text:style-name="P30"/>
      <text:p text:style-name="P35">2.1 f_deque.h / f_deque.c</text:p>
      <text:p text:style-name="P35"/>
      <text:p text:style-name="P25">#ifndef OS_LAB5_F_DEQUE_H</text:p>
      <text:p text:style-name="P25">#define OS_LAB5_F_DEQUE_H</text:p>
      <text:p text:style-name="P25"/>
      <text:p text:style-name="P25">#include &lt;stdlib.h&gt;</text:p>
      <text:p text:style-name="P25">#include &lt;string.h&gt;</text:p>
      <text:p text:style-name="P25">#include &lt;stdio.h&gt;</text:p>
      <text:p text:style-name="P25"/>
      <text:p text:style-name="P25">typedef struct node{</text:p>
      <text:p text:style-name="P25"><text:s text:c="4"/>struct node* next;</text:p>
      <text:p text:style-name="P25"><text:s text:c="4"/>struct node* prev;</text:p>
      <text:p text:style-name="P25"><text:s text:c="4"/>double data;</text:p>
      <text:p text:style-name="P25">} node;</text:p>
      <text:p text:style-name="P25"/>
      <text:p text:style-name="P25">typedef struct f_deque {</text:p>
      <text:p text:style-name="P25"><text:soft-page-break/><text:s text:c="4"/>node* head_left;</text:p>
      <text:p text:style-name="P25"><text:s text:c="4"/>node* head_right;</text:p>
      <text:p text:style-name="P25"><text:s text:c="4"/>size_t size;</text:p>
      <text:p text:style-name="P25">} f_deque;</text:p>
      <text:p text:style-name="P25"/>
      <text:p text:style-name="P25">#endif //OS_LAB5_F_DEQUE_H</text:p>
      <text:p text:style-name="P25"/>
      <text:p text:style-name="P25"/>
      <text:p text:style-name="P24">f_deque.c</text:p>
      <text:p text:style-name="P24"/>
      <text:p text:style-name="P25">#include "f_deque.h"</text:p>
      <text:p text:style-name="P25"/>
      <text:p text:style-name="P25">f_deque* create(){</text:p>
      <text:p text:style-name="P25"><text:s text:c="4"/>f_deque* deque = (f_deque*)malloc(sizeof(f_deque));</text:p>
      <text:p text:style-name="P25"><text:s text:c="4"/>deque-&gt;head_left = NULL;</text:p>
      <text:p text:style-name="P25"><text:s text:c="4"/>deque-&gt;head_right = NULL;</text:p>
      <text:p text:style-name="P25"><text:s text:c="4"/>deque-&gt;size = 0;</text:p>
      <text:p text:style-name="P25"><text:s text:c="4"/>return deque;</text:p>
      <text:p text:style-name="P25">}</text:p>
      <text:p text:style-name="P25"/>
      <text:p text:style-name="P25">_Bool empty(f_deque* deque){</text:p>
      <text:p text:style-name="P25"><text:s text:c="4"/>if(deque-&gt;size == 0)</text:p>
      <text:p text:style-name="P25"><text:s text:c="8"/>return 1;</text:p>
      <text:p text:style-name="P25"><text:s text:c="4"/>else</text:p>
      <text:p text:style-name="P25"><text:s text:c="8"/>return 0;</text:p>
      <text:p text:style-name="P25">}</text:p>
      <text:p text:style-name="P25"/>
      <text:p text:style-name="P25">void push_back(f_deque* deque, double flt){</text:p>
      <text:p text:style-name="P25"><text:s text:c="4"/>node* newnode = (node*)malloc(sizeof(node));</text:p>
      <text:p text:style-name="P25"><text:s text:c="4"/>newnode-&gt;next = NULL;</text:p>
      <text:p text:style-name="P25"><text:s text:c="4"/>newnode-&gt;data = flt;</text:p>
      <text:p text:style-name="P25"><text:s text:c="4"/>if(empty(deque)){</text:p>
      <text:p text:style-name="P25"><text:s text:c="8"/>deque-&gt;head_left = newnode;</text:p>
      <text:p text:style-name="P25"><text:s text:c="8"/>deque-&gt;head_right = newnode;</text:p>
      <text:p text:style-name="P25"><text:s text:c="8"/>newnode-&gt;prev = NULL;</text:p>
      <text:p text:style-name="P25"><text:s text:c="8"/>deque-&gt;size++;</text:p>
      <text:p text:style-name="P25"><text:s text:c="8"/>return;</text:p>
      <text:p text:style-name="P25"><text:s text:c="4"/>}</text:p>
      <text:p text:style-name="P25"><text:s text:c="4"/>deque-&gt;head_right-&gt;next = newnode;</text:p>
      <text:p text:style-name="P25"><text:s text:c="4"/>newnode-&gt;prev = deque-&gt;head_right;</text:p>
      <text:p text:style-name="P25"><text:s text:c="4"/>deque-&gt;head_right = newnode;</text:p>
      <text:p text:style-name="P25"><text:s text:c="4"/>deque-&gt;size++;</text:p>
      <text:p text:style-name="P25">}</text:p>
      <text:p text:style-name="P25"/>
      <text:p text:style-name="P25">void pop_back(f_deque* deque){</text:p>
      <text:p text:style-name="P25"><text:soft-page-break/><text:s text:c="4"/>if (empty(deque)){</text:p>
      <text:p text:style-name="P25"><text:s text:c="8"/>printf("Can`t pop from back, it`s empty.\n");</text:p>
      <text:p text:style-name="P25"><text:s text:c="8"/>return;</text:p>
      <text:p text:style-name="P25"><text:s text:c="4"/>}</text:p>
      <text:p text:style-name="P25"><text:s text:c="4"/>if(deque-&gt;size == 1){</text:p>
      <text:p text:style-name="P25"><text:s text:c="8"/>free(deque-&gt;head_right);</text:p>
      <text:p text:style-name="P25"><text:s text:c="8"/>deque-&gt;head_left = NULL;</text:p>
      <text:p text:style-name="P25"><text:s text:c="8"/>deque-&gt;head_right = NULL;</text:p>
      <text:p text:style-name="P25"><text:s text:c="8"/>deque-&gt;size --;</text:p>
      <text:p text:style-name="P25"><text:s text:c="8"/>return;</text:p>
      <text:p text:style-name="P25"><text:s text:c="4"/>}</text:p>
      <text:p text:style-name="P25"><text:s text:c="4"/>node* tmp;</text:p>
      <text:p text:style-name="P25"><text:s text:c="4"/>tmp = deque-&gt;head_right-&gt;prev;</text:p>
      <text:p text:style-name="P25"><text:s text:c="4"/>deque-&gt;head_right = tmp;</text:p>
      <text:p text:style-name="P25"><text:s text:c="4"/>free(tmp-&gt;next);</text:p>
      <text:p text:style-name="P25"><text:s text:c="4"/>tmp-&gt;next = NULL;</text:p>
      <text:p text:style-name="P25"><text:s text:c="4"/>deque-&gt;size--;</text:p>
      <text:p text:style-name="P25">}</text:p>
      <text:p text:style-name="P25"/>
      <text:p text:style-name="P25">void push_front(f_deque* deque, double flt){</text:p>
      <text:p text:style-name="P25"><text:s text:c="4"/>node* newnode = (node*)malloc(sizeof(node));</text:p>
      <text:p text:style-name="P25"><text:s text:c="4"/>newnode-&gt;prev = NULL;</text:p>
      <text:p text:style-name="P25"><text:s text:c="4"/>newnode-&gt;data = flt;</text:p>
      <text:p text:style-name="P25"><text:s text:c="4"/>if(empty(deque)){</text:p>
      <text:p text:style-name="P25"><text:s text:c="8"/>deque-&gt;head_left = newnode;</text:p>
      <text:p text:style-name="P25"><text:s text:c="8"/>deque-&gt;head_right = newnode;</text:p>
      <text:p text:style-name="P25"><text:s text:c="8"/>newnode-&gt;next = NULL;</text:p>
      <text:p text:style-name="P25"><text:s text:c="8"/>deque-&gt;size++;</text:p>
      <text:p text:style-name="P25"><text:s text:c="8"/>return;</text:p>
      <text:p text:style-name="P25"><text:s text:c="4"/>}</text:p>
      <text:p text:style-name="P25"><text:s text:c="4"/>deque-&gt;head_left-&gt;prev = newnode;</text:p>
      <text:p text:style-name="P25"><text:s text:c="4"/>newnode-&gt;next = deque-&gt;head_left;</text:p>
      <text:p text:style-name="P25"><text:s text:c="4"/>deque-&gt;head_left = newnode;</text:p>
      <text:p text:style-name="P25"><text:s text:c="4"/>deque-&gt;size++;</text:p>
      <text:p text:style-name="P25">}</text:p>
      <text:p text:style-name="P25"/>
      <text:p text:style-name="P25">void pop_front(f_deque* deque){</text:p>
      <text:p text:style-name="P25"><text:s text:c="4"/>if (empty(deque)){</text:p>
      <text:p text:style-name="P25"><text:s text:c="8"/>printf("Can`t pop from front, it`s empty.\n");</text:p>
      <text:p text:style-name="P25"><text:s text:c="8"/>return;</text:p>
      <text:p text:style-name="P25"><text:s text:c="4"/>}</text:p>
      <text:p text:style-name="P25"><text:s text:c="4"/>if(deque-&gt;size == 1) {</text:p>
      <text:p text:style-name="P25"><text:s text:c="8"/>free(deque-&gt;head_right);</text:p>
      <text:p text:style-name="P25"><text:s text:c="8"/>deque-&gt;head_left = NULL;</text:p>
      <text:p text:style-name="P25"><text:s text:c="8"/>deque-&gt;head_right = NULL;</text:p>
      <text:p text:style-name="P25"><text:soft-page-break/><text:s text:c="8"/>deque-&gt;size--;</text:p>
      <text:p text:style-name="P25"><text:s text:c="8"/>return;</text:p>
      <text:p text:style-name="P25"><text:s text:c="4"/>}</text:p>
      <text:p text:style-name="P25"><text:s text:c="4"/>node* tmp;</text:p>
      <text:p text:style-name="P25"><text:s text:c="4"/>tmp = deque-&gt;head_left-&gt;next;</text:p>
      <text:p text:style-name="P25"><text:s text:c="4"/>deque-&gt;head_left = tmp;</text:p>
      <text:p text:style-name="P25"><text:s text:c="4"/>free(tmp-&gt;prev);</text:p>
      <text:p text:style-name="P25"><text:s text:c="4"/>tmp-&gt;prev = NULL;</text:p>
      <text:p text:style-name="P25"><text:s text:c="4"/>deque-&gt;size--;</text:p>
      <text:p text:style-name="P25">}</text:p>
      <text:p text:style-name="P25"/>
      <text:p text:style-name="P25">void print_node(node* node){</text:p>
      <text:p text:style-name="P25"><text:s text:c="4"/>printf("%f", node-&gt;data);</text:p>
      <text:p text:style-name="P25"><text:s text:c="4"/>if(node-&gt;next == NULL){</text:p>
      <text:p text:style-name="P25"><text:s text:c="8"/>return;</text:p>
      <text:p text:style-name="P25"><text:s text:c="4"/>}</text:p>
      <text:p text:style-name="P25"><text:s text:c="4"/>printf(", <text:s/>");</text:p>
      <text:p text:style-name="P25"><text:s text:c="4"/>print_node(node-&gt;next);</text:p>
      <text:p text:style-name="P25">}</text:p>
      <text:p text:style-name="P25"/>
      <text:p text:style-name="P25"/>
      <text:p text:style-name="P25">void print(f_deque* deque){</text:p>
      <text:p text:style-name="P25"><text:s text:c="4"/>if (empty(deque)){</text:p>
      <text:p text:style-name="P25"><text:s text:c="8"/>printf("Can`t print, it`s empty.\n");</text:p>
      <text:p text:style-name="P25"><text:s text:c="8"/>return;</text:p>
      <text:p text:style-name="P25"><text:s text:c="4"/>}</text:p>
      <text:p text:style-name="P25"><text:s text:c="4"/>print_node(deque-&gt;head_left);</text:p>
      <text:p text:style-name="P25"><text:s text:c="4"/>printf("\n");</text:p>
      <text:p text:style-name="P25">}</text:p>
      <text:p text:style-name="P25"/>
      <text:p text:style-name="P25">void destroy(f_deque* deque) {</text:p>
      <text:p text:style-name="P25"><text:s text:c="4"/>while(!empty(deque)){</text:p>
      <text:p text:style-name="P25"><text:s text:c="8"/>pop_back(deque);</text:p>
      <text:p text:style-name="P25"><text:s text:c="4"/>}</text:p>
      <text:p text:style-name="P25"><text:s text:c="4"/>free(deque);</text:p>
      <text:p text:style-name="P25">}</text:p>
      <text:p text:style-name="P25"/>
      <text:p text:style-name="P25"/>
      <text:p text:style-name="P35">2.2 compile_linking_test.c</text:p>
      <text:p text:style-name="P35"/>
      <text:p text:style-name="P25">#include "f_deque.h"</text:p>
      <text:p text:style-name="P25"/>
      <text:p text:style-name="P25">extern f_deque* create();</text:p>
      <text:p text:style-name="P25">extern void push_back(f_deque* deque, double flt);</text:p>
      <text:p text:style-name="P25"><text:soft-page-break/>extern void pop_back(f_deque* deque);</text:p>
      <text:p text:style-name="P25">extern void push_front(f_deque* deque, double flt);</text:p>
      <text:p text:style-name="P25">extern void pop_front(f_deque* deque);</text:p>
      <text:p text:style-name="P25">extern void print(f_deque* deque);</text:p>
      <text:p text:style-name="P25">extern void destroy(f_deque* deque);</text:p>
      <text:p text:style-name="P25"/>
      <text:p text:style-name="P25">int main() {</text:p>
      <text:p text:style-name="P25"><text:s text:c="4"/>f_deque* deque = create();</text:p>
      <text:p text:style-name="P25"><text:s text:c="4"/>pop_back(deque);</text:p>
      <text:p text:style-name="P25"><text:s text:c="4"/>pop_front(deque);</text:p>
      <text:p text:style-name="P25"><text:s text:c="4"/>print(deque);</text:p>
      <text:p text:style-name="P25"><text:s text:c="4"/>push_back(deque, 12.34);</text:p>
      <text:p text:style-name="P25"><text:s text:c="4"/>print(deque);</text:p>
      <text:p text:style-name="P25"><text:s text:c="4"/>pop_front(deque);</text:p>
      <text:p text:style-name="P25"><text:s text:c="4"/>push_front(deque, 12.34);</text:p>
      <text:p text:style-name="P25"><text:s text:c="4"/>print(deque);</text:p>
      <text:p text:style-name="P25"><text:s text:c="4"/>push_back(deque, 56.78);</text:p>
      <text:p text:style-name="P25"><text:s text:c="4"/>push_front(deque, 90.12);</text:p>
      <text:p text:style-name="P25"><text:s text:c="4"/>print(deque);</text:p>
      <text:p text:style-name="P25"><text:s text:c="4"/>pop_front(deque);</text:p>
      <text:p text:style-name="P25"><text:s text:c="4"/>pop_back(deque);</text:p>
      <text:p text:style-name="P25"><text:s text:c="4"/>print(deque);</text:p>
      <text:p text:style-name="P25"><text:s text:c="4"/>pop_back(deque);</text:p>
      <text:p text:style-name="P25"><text:s text:c="4"/>print(deque);</text:p>
      <text:p text:style-name="P25"><text:s text:c="4"/>destroy(deque);</text:p>
      <text:p text:style-name="P25"><text:s text:c="4"/>return 0;</text:p>
      <text:p text:style-name="P25">}</text:p>
      <text:p text:style-name="P25"/>
      <text:p text:style-name="P25"/>
      <text:p text:style-name="P25"/>
      <text:p text:style-name="P36">2.3 runtime_test.c</text:p>
      <text:p text:style-name="P36"/>
      <text:p text:style-name="P26">#include &lt;stdio.h&gt;</text:p>
      <text:p text:style-name="P26">#include &lt;dlfcn.h&gt;</text:p>
      <text:p text:style-name="P26">#include "f_deque.h"</text:p>
      <text:p text:style-name="P26"/>
      <text:p text:style-name="P26">/*=================================compile-hints======================================================//</text:p>
      <text:p text:style-name="P26"><text:s/>*</text:p>
      <text:p text:style-name="P26"><text:s/>* <text:s/>gcc -shared f_deque.o -o f_deque.so</text:p>
      <text:p text:style-name="P26"><text:s/>* <text:s/>gcc runtime_test.c -o runtime -ldl</text:p>
      <text:p text:style-name="P26"><text:s/>*</text:p>
      <text:p text:style-name="P26"><text:soft-page-break/><text:s/>*===================================================================================================*/</text:p>
      <text:p text:style-name="P26"/>
      <text:p text:style-name="P26">int main(){</text:p>
      <text:p text:style-name="P26"><text:s text:c="4"/>void *lib = dlopen("./f_deque.so", RTLD_LAZY);</text:p>
      <text:p text:style-name="P26"><text:s text:c="4"/>if (!lib) {</text:p>
      <text:p text:style-name="P26"><text:s text:c="8"/>printf("dlopen error\n");</text:p>
      <text:p text:style-name="P26"><text:s text:c="8"/>return -1;</text:p>
      <text:p text:style-name="P26"><text:s text:c="4"/>}</text:p>
      <text:p text:style-name="P26"/>
      <text:p text:style-name="P26"><text:s text:c="4"/>f_deque*(*create)() = dlsym(lib, "create");</text:p>
      <text:p text:style-name="P26"><text:s text:c="4"/>_Bool(*empty)(f_deque* deque) = dlsym(lib, "empty");</text:p>
      <text:p text:style-name="P26"><text:s text:c="4"/>void(*push_back)(f_deque* deque, double flt) = dlsym(lib, "push_back");</text:p>
      <text:p text:style-name="P26"><text:s text:c="4"/>void(*pop_back)(f_deque* deque) = dlsym(lib, "pop_back");</text:p>
      <text:p text:style-name="P26"><text:s text:c="4"/>void(*push_front)(f_deque* deque, double flt) = dlsym(lib, "push_front");</text:p>
      <text:p text:style-name="P26"><text:s text:c="4"/>void(*pop_front)(f_deque* deque) = dlsym(lib, "pop_front");</text:p>
      <text:p text:style-name="P26"><text:s text:c="4"/>void(*print)(f_deque* deque) = dlsym(lib, "print");</text:p>
      <text:p text:style-name="P26"><text:s text:c="4"/>void(*destroy)(f_deque* deque) = dlsym(lib, "destroy");</text:p>
      <text:p text:style-name="P26"><text:s text:c="4"/>if(create == NULL || empty == NULL || push_back == NULL || pop_back == NULL ||</text:p>
      <text:p text:style-name="P26"><text:s text:c="7"/>push_front == NULL || pop_front == NULL || print == NULL || destroy == NULL) {</text:p>
      <text:p text:style-name="P26"><text:s text:c="8"/>printf("dlsym error\n");</text:p>
      <text:p text:style-name="P26"><text:s text:c="8"/>return -1;</text:p>
      <text:p text:style-name="P26"><text:s text:c="4"/>}</text:p>
      <text:p text:style-name="P26"/>
      <text:p text:style-name="P26"><text:s text:c="4"/>f_deque* deque = (create)();</text:p>
      <text:p text:style-name="P26"><text:s text:c="4"/>(*pop_back)(deque);</text:p>
      <text:p text:style-name="P26"><text:s text:c="4"/>(*pop_front)(deque);</text:p>
      <text:p text:style-name="P26"><text:s text:c="4"/>(*print)(deque);</text:p>
      <text:p text:style-name="P26"><text:s text:c="4"/>(*push_back)(deque, 12.34);</text:p>
      <text:p text:style-name="P26"><text:s text:c="4"/>(*print)(deque);</text:p>
      <text:p text:style-name="P26"><text:s text:c="4"/>(*pop_front)(deque);</text:p>
      <text:p text:style-name="P26"><text:s text:c="4"/>(*push_front)(deque, 12.34);</text:p>
      <text:p text:style-name="P26"><text:s text:c="4"/>(*print)(deque);</text:p>
      <text:p text:style-name="P26"><text:s text:c="4"/>(*push_back)(deque, 56.78);</text:p>
      <text:p text:style-name="P26"><text:s text:c="4"/>(*push_front)(deque, 90.12);</text:p>
      <text:p text:style-name="P26"><text:s text:c="4"/>(*print)(deque);</text:p>
      <text:p text:style-name="P26"><text:s text:c="4"/>(*pop_front)(deque);</text:p>
      <text:p text:style-name="P26"><text:s text:c="4"/>(*pop_back)(deque);</text:p>
      <text:p text:style-name="P26"><text:s text:c="4"/>(*print)(deque);</text:p>
      <text:p text:style-name="P26"><text:s text:c="4"/>(*pop_back)(deque);</text:p>
      <text:p text:style-name="P26"><text:s text:c="4"/>(*print)(deque);</text:p>
      <text:p text:style-name="P26"><text:s text:c="4"/>(*destroy)(deque);</text:p>
      <text:p text:style-name="P26"><text:soft-page-break/></text:p>
      <text:p text:style-name="P26"><text:s text:c="4"/>dlclose(lib);</text:p>
      <text:p text:style-name="P26"><text:s text:c="4"/>return 0;</text:p>
      <text:p text:style-name="P26">}</text:p>
      <text:p text:style-name="P11"/>
      <text:p text:style-name="P11"/>
      <text:p text:style-name="P11"><text:span text:style-name="T9">3</text:span>. <text:span text:style-name="T9">Протокол работы программы</text:span></text:p>
      <text:p text:style-name="P5"/>
      <text:p text:style-name="P31">anri@andrew-HP-250-G6:~/Documents/Github_repositories/OS_labs/lab5/src$ ./runtime</text:p>
      <text:p text:style-name="P31">Can`t pop from back, it`s empty.</text:p>
      <text:p text:style-name="P31">Can`t pop from front, it`s empty.</text:p>
      <text:p text:style-name="P31">Can`t print, it`s empty.</text:p>
      <text:p text:style-name="P31">12.340000</text:p>
      <text:p text:style-name="P31">12.340000</text:p>
      <text:p text:style-name="P31">90.120000, <text:s/>12.340000, <text:s/>56.780000</text:p>
      <text:p text:style-name="P31">12.340000</text:p>
      <text:p text:style-name="P31">Can`t print, it`s empty.</text:p>
      <text:p text:style-name="P31">anri@andrew-HP-250-G6:~/Documents/Github_repositories/OS_labs/lab5/src/build$ ./compile</text:p>
      <text:p text:style-name="P31">Can`t pop from back, it`s empty.</text:p>
      <text:p text:style-name="P31">Can`t pop from front, it`s empty.</text:p>
      <text:p text:style-name="P31">Can`t print, it`s empty.</text:p>
      <text:p text:style-name="P31">12.340000</text:p>
      <text:p text:style-name="P31">12.340000</text:p>
      <text:p text:style-name="P31">90.120000, <text:s/>12.340000, <text:s/>56.780000</text:p>
      <text:p text:style-name="P31">12.340000</text:p>
      <text:p text:style-name="P31">Can`t print, it`s empty.</text:p>
      <text:p text:style-name="P31">anri@andrew-HP-250-G6:~/Documents/Github_repositories/OS_labs/lab5/src/build$ </text:p>
      <text:p text:style-name="P15"/>
      <text:p text:style-name="P11"><text:span text:style-name="T18">4</text:span>. Объяснение работы программы</text:p>
      <text:p text:style-name="P3"><text:tab/><text:span text:style-name="T18">В случае подключения библиотеки на этапе компиляции всё достаточно просто: в коде программы библиотека <text:s/>подключается через хэдер, а также перечисляются все необходимые функции с ключом extern для ускорения компиляции.</text:span></text:p>
      <text:p text:style-name="P28"><text:span text:style-name="T19"><text:tab/></text:span><text:span text:style-name="T20">При подключении библиотеки во время работы программы всё немного сложнее. При помощи функции dlopen из библиотеки dlfcn.h открывается заранее подготовленный файл совместно используемой библиотеки с расширением .so (</text:span><text:span text:style-name="T7">gcc -shared f_deque.o -o f_deque.so</text:span><text:span text:style-name="T20">), затем при помощи функции dlsym подключаются все функции этой библиотеки. В случае такого подключения это будут указатели на функции из библиотеки.</text:span></text:p>
      <text:p text:style-name="P4"/>
      <text:p text:style-name="P4"/>
      <text:p text:style-name="P37"/>
      <text:p text:style-name="P12"><text:span text:style-name="T18">5</text:span>. Strace</text:p>
      <text:p text:style-name="P32">anri@andrew-HP-250-G6:~/Documents/Github_repositories/OS_labs/lab5/src$ strace ./runtime</text:p>
      <text:p text:style-name="P32">execve("./runtime", ["./runtime"], 0x7ffc5ba70b50 /* 64 vars */) = 0</text:p>
      <text:p text:style-name="P32">brk(NULL) <text:s text:c="30"/>= 0x55f850fc8000</text:p>
      <text:p text:style-name="P32"><text:soft-page-break/>access("/etc/ld.so.nohwcap", F_OK) <text:s text:c="5"/>= -1 ENOENT (No such file or directory)</text:p>
      <text:p text:style-name="P32">access("/etc/ld.so.preload", R_OK) <text:s text:c="5"/>= -1 ENOENT (No such file or directory)</text:p>
      <text:p text:style-name="P32">openat(AT_FDCWD, "/etc/ld.so.cache", O_RDONLY|O_CLOEXEC) = 3</text:p>
      <text:p text:style-name="P32">fstat(3, {st_mode=S_IFREG|0644, st_size=126345, ...}) = 0</text:p>
      <text:p text:style-name="P32">mmap(NULL, 126345, PROT_READ, MAP_PRIVATE, 3, 0) = 0x7efefec85000</text:p>
      <text:p text:style-name="P32">close(3) <text:s text:c="31"/>= 0</text:p>
      <text:p text:style-name="P32">access("/etc/ld.so.nohwcap", F_OK) <text:s text:c="5"/>= -1 ENOENT (No such file or directory)</text:p>
      <text:p text:style-name="P32">openat(AT_FDCWD, "/lib/x86_64-linux-gnu/libdl.so.2", O_RDONLY|O_CLOEXEC) = 3</text:p>
      <text:p text:style-name="P32">read(3, "\177ELF\2\1\1\0\0\0\0\0\0\0\0\0\3\0&gt;\0\1\0\0\0P\16\0\0\0\0\0\0"..., 832) = 832</text:p>
      <text:p text:style-name="P32">fstat(3, {st_mode=S_IFREG|0644, st_size=14560, ...}) = 0</text:p>
      <text:p text:style-name="P32">mmap(NULL, 8192, PROT_READ|PROT_WRITE, MAP_PRIVATE|MAP_ANONYMOUS, -1, 0) = 0x7efefec83000</text:p>
      <text:p text:style-name="P32">mmap(NULL, 2109712, PROT_READ|PROT_EXEC, MAP_PRIVATE|MAP_DENYWRITE, 3, 0) = 0x7efefe879000</text:p>
      <text:p text:style-name="P32">mprotect(0x7efefe87c000, 2093056, PROT_NONE) = 0</text:p>
      <text:p text:style-name="P32">mmap(0x7efefea7b000, 8192, PROT_READ|PROT_WRITE, MAP_PRIVATE|MAP_FIXED|MAP_DENYWRITE, 3, 0x2000) = 0x7efefea7b000</text:p>
      <text:p text:style-name="P32">close(3) <text:s text:c="31"/>= 0</text:p>
      <text:p text:style-name="P32">access("/etc/ld.so.nohwcap", F_OK) <text:s text:c="5"/>= -1 ENOENT (No such file or directory)</text:p>
      <text:p text:style-name="P32">openat(AT_FDCWD, "/lib/x86_64-linux-gnu/libc.so.6", O_RDONLY|O_CLOEXEC) = 3</text:p>
      <text:p text:style-name="P32">read(3, "\177ELF\2\1\1\3\0\0\0\0\0\0\0\0\3\0&gt;\0\1\0\0\0\260\34\2\0\0\0\0\0"..., 832) = 832</text:p>
      <text:p text:style-name="P32">fstat(3, {st_mode=S_IFREG|0755, st_size=2030544, ...}) = 0</text:p>
      <text:p text:style-name="P32">mmap(NULL, 4131552, PROT_READ|PROT_EXEC, MAP_PRIVATE|MAP_DENYWRITE, 3, 0) = 0x7efefe488000</text:p>
      <text:p text:style-name="P32">mprotect(0x7efefe66f000, 2097152, PROT_NONE) = 0</text:p>
      <text:p text:style-name="P32">mmap(0x7efefe86f000, 24576, PROT_READ|PROT_WRITE, MAP_PRIVATE|MAP_FIXED|MAP_DENYWRITE, 3, 0x1e7000) = 0x7efefe86f000</text:p>
      <text:p text:style-name="P32">mmap(0x7efefe875000, 15072, PROT_READ|PROT_WRITE, MAP_PRIVATE|MAP_FIXED|MAP_ANONYMOUS, -1, 0) = 0x7efefe875000</text:p>
      <text:p text:style-name="P32">close(3) <text:s text:c="31"/>= 0</text:p>
      <text:p text:style-name="P32">mmap(NULL, 12288, PROT_READ|PROT_WRITE, MAP_PRIVATE|MAP_ANONYMOUS, -1, 0) = 0x7efefec80000</text:p>
      <text:p text:style-name="P32">arch_prctl(ARCH_SET_FS, 0x7efefec80740) = 0</text:p>
      <text:p text:style-name="P32">mprotect(0x7efefe86f000, 16384, PROT_READ) = 0</text:p>
      <text:p text:style-name="P32">mprotect(0x7efefea7b000, 4096, PROT_READ) = 0</text:p>
      <text:p text:style-name="P32">mprotect(0x55f850db7000, 4096, PROT_READ) = 0</text:p>
      <text:p text:style-name="P32">mprotect(0x7efefeca4000, 4096, PROT_READ) = 0</text:p>
      <text:p text:style-name="P32">munmap(0x7efefec85000, 126345) <text:s text:c="9"/>= 0</text:p>
      <text:p text:style-name="P32">brk(NULL) <text:s text:c="30"/>= 0x55f850fc8000</text:p>
      <text:p text:style-name="P32">brk(0x55f850fe9000) <text:s text:c="20"/>= 0x55f850fe9000</text:p>
      <text:p text:style-name="P33">openat(AT_FDCWD, "./f_deque.so", O_RDONLY|O_CLOEXEC) = 3</text:p>
      <text:p text:style-name="P32">read(3, "\177ELF\2\1\1\0\0\0\0\0\0\0\0\0\3\0&gt;\0\1\0\0\0\20\10\0\0\0\0\0\0"..., 832) = 832</text:p>
      <text:p text:style-name="P32">fstat(3, {st_mode=S_IFREG|0775, st_size=12488, ...}) = 0</text:p>
      <text:p text:style-name="P32">getcwd("/home/anri/Documents/Github_repositories/OS_labs/lab5/src", 128) = 58</text:p>
      <text:p text:style-name="P32">mmap(NULL, 2105448, PROT_READ|PROT_EXEC, MAP_PRIVATE|MAP_DENYWRITE, 3, 0) = 0x7efefe285000</text:p>
      <text:p text:style-name="P32">mprotect(0x7efefe286000, 2097152, PROT_NONE) = 0</text:p>
      <text:p text:style-name="P32">mmap(0x7efefe486000, 8192, PROT_READ|PROT_WRITE, MAP_PRIVATE|MAP_FIXED|MAP_DENYWRITE, 3, 0x1000) = 0x7efefe486000</text:p>
      <text:p text:style-name="P32">close(3) <text:s text:c="31"/>= 0</text:p>
      <text:p text:style-name="P32">mprotect(0x7efefe486000, 4096, PROT_READ) = 0</text:p>
      <text:p text:style-name="P32">fstat(1, {st_mode=S_IFCHR|0620, st_rdev=makedev(136, 0), ...}) = 0</text:p>
      <text:p text:style-name="P32"><text:soft-page-break/>write(1, "Can`t pop from back, it`s empty."..., 33Can`t pop from back, it`s empty.</text:p>
      <text:p text:style-name="P32">) = 33</text:p>
      <text:p text:style-name="P32">write(1, "Can`t pop from front, it`s empty"..., 34Can`t pop from front, it`s empty.</text:p>
      <text:p text:style-name="P32">) = 34</text:p>
      <text:p text:style-name="P32">write(1, "Can`t print, it`s empty.\n", 25Can`t print, it`s empty.</text:p>
      <text:p text:style-name="P32">) = 25</text:p>
      <text:p text:style-name="P32">write(1, "12.340000\n", 1012.340000</text:p>
      <text:p text:style-name="P32">) <text:s text:c="12"/>= 10</text:p>
      <text:p text:style-name="P32">write(1, "12.340000\n", 1012.340000</text:p>
      <text:p text:style-name="P32">) <text:s text:c="12"/>= 10</text:p>
      <text:p text:style-name="P32">write(1, "90.120000, <text:s/>12.340000, <text:s/>56.78000"..., 3490.120000, <text:s/>12.340000, <text:s/>56.780000</text:p>
      <text:p text:style-name="P32">) = 34</text:p>
      <text:p text:style-name="P32">write(1, "12.340000\n", 1012.340000</text:p>
      <text:p text:style-name="P32">) <text:s text:c="12"/>= 10</text:p>
      <text:p text:style-name="P32">write(1, "Can`t print, it`s empty.\n", 25Can`t print, it`s empty.</text:p>
      <text:p text:style-name="P32">) = 25</text:p>
      <text:p text:style-name="P32">munmap(0x7efefe285000, 2105448) <text:s text:c="8"/>= 0</text:p>
      <text:p text:style-name="P32">exit_group(0) <text:s text:c="26"/>= ?</text:p>
      <text:p text:style-name="P32">+++ exited with 0 +++</text:p>
      <text:p text:style-name="P32">anri@andrew-HP-250-G6:~/Documents/Github_repositories/OS_labs/lab5/src$ </text:p>
      <text:p text:style-name="P14"><text:tab/></text:p>
      <text:p text:style-name="P11"/>
      <text:p text:style-name="P11">Вывод</text:p>
      <text:p text:style-name="P3"><text:tab/><text:span text:style-name="T21">Проделав работу, я узнал о различных способах подключения библиотек, научился применять их на практике. Подключение совместно используемой библиотеки выглядит более эффективной в случае, когда в большой библиотеке нужны лишь некоторые функции, или когда одна библиотека используется одновременно в нескольких процессах, так как такой тип подключения позволяет подключать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DejaVu Sans Mono" svg:font-family="'DejaVu Sans Mono'"/>
    <style:font-face style:name="Lohit Devanagari1" svg:font-family="'Lohit Devanagari'"/>
    <style:font-face style:name="Times New Roman1" svg:font-family="'Times New Roman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2:33:50.182058280</meta:creation-date>
    <dc:date>2019-12-27T14:06:47.624383580</dc:date>
    <meta:editing-duration>PT24M1S</meta:editing-duration>
    <meta:editing-cycles>9</meta:editing-cycles>
    <meta:generator>LibreOffice/6.0.7.3$Linux_X86_64 LibreOffice_project/00m0$Build-3</meta:generator>
    <meta:print-date>2019-12-27T10:56:00.931546746</meta:print-date>
    <meta:document-statistic meta:table-count="1" meta:image-count="0" meta:object-count="0" meta:page-count="10" meta:paragraph-count="327" meta:word-count="1193" meta:character-count="11848" meta:non-whitespace-character-count="9921"/>
  </office:meta>
</office:document-meta>
</file>